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27">
      <style:table-cell-properties style:cell-protect="protected" style:print-content="true" fo:background-color="transparent" style:vertical-align="automatic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/Dª José María Ramírez Gonzále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.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.03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.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.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.08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.06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.07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.10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.10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.10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.10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.08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.08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 cambiar la proporción de la ventana (ancho/alto) no se deforman los objetos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.120 <text:s text:c="2"/>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24P2" style:volatile="true">
      <number:text>-</number:text>
      <number:number number:decimal-places="0" loext:min-decimal-places="0" number:min-integer-digits="2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2"/>
      <number:text>   </number:text>
    </number:number-style>
    <number:number-style style:name="N125">
      <number:text> </number:text>
      <number:number number:decimal-places="3" loext:min-decimal-places="3" number:min-integer-digits="1" number:grouping="true"/>
      <number:text>   </number:text>
    </number:number-style>
    <number:number-style style:name="N126">
      <number:text>-</number:text>
      <number:number number:decimal-places="3" loext:min-decimal-places="3" number:min-integer-digits="1" number:grouping="true"/>
      <number:text>   </number:text>
    </number:number-style>
    <number:number-style style:name="N127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27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27P2" style:volatile="true">
      <number:text>-</number:text>
      <number:number number:decimal-places="0" loext:min-decimal-places="0" number:min-integer-digits="2"/>
      <number:text>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24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19:28:43.8824816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fjmel</meta:initial-creator>
    <meta:creation-date>2019-10-11T16:56:56Z</meta:creation-date>
    <dc:date>2021-10-27T19:46:01.174015308</dc:date>
    <meta:editing-cycles>10</meta:editing-cycles>
    <meta:editing-duration>PT1H30M21S</meta:editing-duration>
    <meta:document-statistic meta:table-count="1" meta:cell-count="142" meta:object-count="0"/>
  </office:meta>
</office:document-meta>
</file>